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A9000000D2B06C67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469cm" svg:height="5.554cm" svg:x="7.62cm" svg:y="11.684cm">
          <draw:image xlink:href="Pictures/10000000000000A9000000D2B06C6704.png" xlink:type="simple" xlink:show="embed" xlink:actuate="onLoad">
            <text:p/>
          </draw:image>
        </draw:frame>
        <draw:frame draw:style-name="gr2" draw:text-style-name="P1" draw:layer="layout" svg:width="6.104cm" svg:height="4.626cm" svg:x="5.326cm" svg:y="2.28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4T23:22:22.683227393</meta:creation-date>
    <dc:date>2015-08-24T23:23:54.814191346</dc:date>
    <meta:editing-duration>PT37S</meta:editing-duration>
    <meta:editing-cycles>2</meta:editing-cycles>
    <meta:generator>LibreOffice/4.2.8.2$Linux_x86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20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60" chart:interval-major="2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maximum="3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6.105cm" svg:height="4.627cm" xlink:href="." xlink:type="simple" chart:class="chart:scatter" chart:style-name="ch1">
        <chart:plot-area chart:style-name="ch2" chart:data-source-has-labels="both" svg:x="0.122cm" svg:y="0.092cm" svg:width="5.861cm" svg:height="4.443cm">
          <chartooo:coordinate-region svg:x="0.558cm" svg:y="0.291cm" svg:width="5.238cm" svg:height="3.597cm"/>
          <chart:axis chart:dimension="x" chart:name="primary-x" chart:style-name="ch3" chartooo:axis-type="auto">
            <chart:categories table:cell-range-address="local-table.$A$2:.$A$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0" chart:label-cell-address="local-table.$C$1" chart:class="chart:scatter">
            <chart:domain table:cell-range-address="local-table.$B$2:.$B$60"/>
            <chart:data-point chart:repeated="59"/>
          </chart:series>
          <chart:series chart:style-name="ch6" chart:values-cell-range-address="local-table.$D$2:.$D$60" chart:label-cell-address="local-table.$D$1" chart:class="chart:scatter"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3449431922624">
                <text:p>1.13449431922624</text:p>
              </table:table-cell>
              <table:table-cell office:value-type="float" office:value="2.89717852560853">
                <text:p>2.897178525608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6596818599521">
                <text:p>1.26596818599521</text:p>
              </table:table-cell>
              <table:table-cell office:value-type="float" office:value="2.87646286779038">
                <text:p>2.87646286779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9146898070011">
                <text:p>1.39146898070011</text:p>
              </table:table-cell>
              <table:table-cell office:value-type="float" office:value="2.83606374350348">
                <text:p>2.83606374350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50817822605553">
                <text:p>1.50817822605553</text:p>
              </table:table-cell>
              <table:table-cell office:value-type="float" office:value="2.77688842998399">
                <text:p>2.77688842998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3474884021">
                <text:p>1.613474884021</text:p>
              </table:table-cell>
              <table:table-cell office:value-type="float" office:value="2.70026587719913">
                <text:p>2.70026587719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70499421866473">
                <text:p>1.70499421866473</text:p>
              </table:table-cell>
              <table:table-cell office:value-type="float" office:value="2.60791686249604">
                <text:p>2.60791686249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78068090303462">
                <text:p>1.78068090303462</text:p>
              </table:table-cell>
              <table:table-cell office:value-type="float" office:value="2.50191534565228">
                <text:p>2.50191534565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388351773705">
                <text:p>1.8388351773705</text:p>
              </table:table-cell>
              <table:table-cell office:value-type="float" office:value="2.38464189221045">
                <text:p>2.384641892210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87815102204399">
                <text:p>1.87815102204399</text:p>
              </table:table-cell>
              <table:table-cell office:value-type="float" office:value="2.25873021110829">
                <text:p>2.258730211108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89774548794365">
                <text:p>1.89774548794365</text:p>
              </table:table-cell>
              <table:table-cell office:value-type="float" office:value="2.12700800725388">
                <text:p>2.12700800725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89717852560853">
                <text:p>1.89717852560853</text:p>
              </table:table-cell>
              <table:table-cell office:value-type="float" office:value="1.99243347736957">
                <text:p>1.99243347736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87646286779038">
                <text:p>1.87646286779038</text:p>
              </table:table-cell>
              <table:table-cell office:value-type="float" office:value="1.85802887527108">
                <text:p>1.85802887527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83606374350348">
                <text:p>1.83606374350348</text:p>
              </table:table-cell>
              <table:table-cell office:value-type="float" office:value="1.72681263856241">
                <text:p>1.726812638562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77688842998399">
                <text:p>1.77688842998399</text:p>
              </table:table-cell>
              <table:table-cell office:value-type="float" office:value="1.60173160103463">
                <text:p>1.60173160103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70026587719913">
                <text:p>1.70026587719913</text:p>
              </table:table-cell>
              <table:table-cell office:value-type="float" office:value="1.48559481313189">
                <text:p>1.48559481313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60791686249604">
                <text:p>1.60791686249604</text:p>
              </table:table-cell>
              <table:table-cell office:value-type="float" office:value="1.38101045673442">
                <text:p>1.3810104567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50191534565228">
                <text:p>1.50191534565228</text:p>
              </table:table-cell>
              <table:table-cell office:value-type="float" office:value="1.29032727101642">
                <text:p>1.29032727101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8464189221045">
                <text:p>1.38464189221045</text:p>
              </table:table-cell>
              <table:table-cell office:value-type="float" office:value="1.21558180482777">
                <text:p>1.2155818048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25873021110829">
                <text:p>1.25873021110829</text:p>
              </table:table-cell>
              <table:table-cell office:value-type="float" office:value="1.1584526801974">
                <text:p>1.1584526801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2700800725388">
                <text:p>1.12700800725388</text:p>
              </table:table-cell>
              <table:table-cell office:value-type="float" office:value="1.12022289410141">
                <text:p>1.12022289410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992433477369566">
                <text:p>0.992433477369566</text:p>
              </table:table-cell>
              <table:table-cell office:value-type="float" office:value="1.10175100511701">
                <text:p>1.101751005117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58028875271077">
                <text:p>0.858028875271077</text:p>
              </table:table-cell>
              <table:table-cell office:value-type="float" office:value="1.10345185204774">
                <text:p>1.10345185204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26812638562414">
                <text:p>0.726812638562414</text:p>
              </table:table-cell>
              <table:table-cell office:value-type="float" office:value="1.12528723753836">
                <text:p>1.125287237538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1731601034633">
                <text:p>0.601731601034633</text:p>
              </table:table-cell>
              <table:table-cell office:value-type="float" office:value="1.16676678590504">
                <text:p>1.16676678590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85594813131891">
                <text:p>0.485594813131891</text:p>
              </table:table-cell>
              <table:table-cell office:value-type="float" office:value="1.22695895591607">
                <text:p>1.226958955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81010456734424">
                <text:p>0.381010456734424</text:p>
              </table:table-cell>
              <table:table-cell office:value-type="float" office:value="1.30451196119961">
                <text:p>1.304511961199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90327271016424">
                <text:p>0.290327271016424</text:p>
              </table:table-cell>
              <table:table-cell office:value-type="float" office:value="1.39768412845136">
                <text:p>1.39768412845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215581804827771">
                <text:p>0.215581804827771</text:p>
              </table:table-cell>
              <table:table-cell office:value-type="float" office:value="1.50438301166213">
                <text:p>1.50438301166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158452680197396">
                <text:p>0.158452680197396</text:p>
              </table:table-cell>
              <table:table-cell office:value-type="float" office:value="1.62221238394413">
                <text:p>1.622212383944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20222894101413">
                <text:p>0.120222894101413</text:p>
              </table:table-cell>
              <table:table-cell office:value-type="float" office:value="1.74852605162097">
                <text:p>1.748526051620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101751005117009">
                <text:p>0.101751005117009</text:p>
              </table:table-cell>
              <table:table-cell office:value-type="float" office:value="1.88048728203273">
                <text:p>1.88048728203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103451852047743">
                <text:p>0.103451852047743</text:p>
              </table:table-cell>
              <table:table-cell office:value-type="float" office:value="2.01513251043591">
                <text:p>2.015132510435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125287237538361">
                <text:p>0.125287237538361</text:p>
              </table:table-cell>
              <table:table-cell office:value-type="float" office:value="2.14943789527846">
                <text:p>2.14943789527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66766785905041">
                <text:p>0.166766785905041</text:p>
              </table:table-cell>
              <table:table-cell office:value-type="float" office:value="2.28038722716204">
                <text:p>2.28038722716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26958955916067">
                <text:p>0.226958955916067</text:p>
              </table:table-cell>
              <table:table-cell office:value-type="float" office:value="2.40503966640256">
                <text:p>2.405039666402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04511961199611">
                <text:p>0.304511961199611</text:p>
              </table:table-cell>
              <table:table-cell office:value-type="float" office:value="2.52059578794938">
                <text:p>2.52059578794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7684128451364">
                <text:p>0.397684128451364</text:p>
              </table:table-cell>
              <table:table-cell office:value-type="float" office:value="2.62446045043679">
                <text:p>2.624460450436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4383011662126">
                <text:p>0.504383011662126</text:p>
              </table:table-cell>
              <table:table-cell office:value-type="float" office:value="2.71430107746424">
                <text:p>2.71430107746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22212383944126">
                <text:p>0.622212383944126</text:p>
              </table:table-cell>
              <table:table-cell office:value-type="float" office:value="2.78810004223359">
                <text:p>2.788100042233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48526051620967">
                <text:p>0.748526051620967</text:p>
              </table:table-cell>
              <table:table-cell office:value-type="float" office:value="2.84419997909727">
                <text:p>2.84419997909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80487282032734">
                <text:p>0.880487282032734</text:p>
              </table:table-cell>
              <table:table-cell office:value-type="float" office:value="2.88134100441758">
                <text:p>2.88134100441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1513251043591">
                <text:p>1.01513251043591</text:p>
              </table:table-cell>
              <table:table-cell office:value-type="float" office:value="2.89868901083714">
                <text:p>2.898689010837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4943789527846">
                <text:p>1.14943789527846</text:p>
              </table:table-cell>
              <table:table-cell office:value-type="float" office:value="2.89585439953186">
                <text:p>2.89585439953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8038722716204">
                <text:p>1.28038722716204</text:p>
              </table:table-cell>
              <table:table-cell office:value-type="float" office:value="2.87290082976058">
                <text:p>2.872900829760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0503966640256">
                <text:p>1.40503966640256</text:p>
              </table:table-cell>
              <table:table-cell office:value-type="float" office:value="2.83034378921541">
                <text:p>2.83034378921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52059578794938">
                <text:p>1.52059578794938</text:p>
              </table:table-cell>
              <table:table-cell office:value-type="float" office:value="2.76913901727945">
                <text:p>2.769139017279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62446045043679">
                <text:p>1.62446045043679</text:p>
              </table:table-cell>
              <table:table-cell office:value-type="float" office:value="2.69066104118074">
                <text:p>2.690661041180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71430107746424">
                <text:p>1.71430107746424</text:p>
              </table:table-cell>
              <table:table-cell office:value-type="float" office:value="2.59667230707397">
                <text:p>2.596672307073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78810004223359">
                <text:p>1.78810004223359</text:p>
              </table:table-cell>
              <table:table-cell office:value-type="float" office:value="2.48928359929948">
                <text:p>2.48928359929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84419997909727">
                <text:p>1.84419997909727</text:p>
              </table:table-cell>
              <table:table-cell office:value-type="float" office:value="2.37090663671758">
                <text:p>2.37090663671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8134100441758">
                <text:p>1.88134100441758</text:p>
              </table:table-cell>
              <table:table-cell office:value-type="float" office:value="2.24419991070227">
                <text:p>2.244199910702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89868901083714">
                <text:p>1.89868901083714</text:p>
              </table:table-cell>
              <table:table-cell office:value-type="float" office:value="2.11200898115636">
                <text:p>2.112008981156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89585439953186">
                <text:p>1.89585439953186</text:p>
              </table:table-cell>
              <table:table-cell office:value-type="float" office:value="1.97730257137071">
                <text:p>1.977302571370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87290082976058">
                <text:p>1.87290082976058</text:p>
              </table:table-cell>
              <table:table-cell office:value-type="float" office:value="1.84310589689932">
                <text:p>1.8431058968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83034378921541">
                <text:p>1.83034378921541</text:p>
              </table:table-cell>
              <table:table-cell office:value-type="float" office:value="1.71243272573995">
                <text:p>1.71243272573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76913901727945">
                <text:p>1.76913901727945</text:p>
              </table:table-cell>
              <table:table-cell office:value-type="float" office:value="1.58821769560221">
                <text:p>1.58821769560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69066104118074">
                <text:p>1.69066104118074</text:p>
              </table:table-cell>
              <table:table-cell office:value-type="float" office:value="1.47325040827127">
                <text:p>1.47325040827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59667230707397">
                <text:p>1.59667230707397</text:p>
              </table:table-cell>
              <table:table-cell office:value-type="float" office:value="1.37011278116581">
                <text:p>1.370112781165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8928359929948">
                <text:p>1.48928359929948</text:p>
              </table:table-cell>
              <table:table-cell office:value-type="float" office:value="1.2811210630391">
                <text:p>1.2811210630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